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eca9" officeooo:paragraph-rsid="0000eca9"/>
    </style:style>
    <style:style style:name="P2" style:family="paragraph" style:parent-style-name="Standard">
      <style:text-properties officeooo:rsid="0000ed52" officeooo:paragraph-rsid="0000ed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  <text:p text:style-name="P2">another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21:43:38.241178558</meta:creation-date>
    <dc:date>2020-06-08T21:45:15.414449910</dc:date>
    <meta:editing-duration>PT2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3" meta:character-count="16" meta:non-whitespace-character-count="15"/>
  </office:meta>
</office:document-meta>
</file>